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.35mm"/>
    </style:style>
    <style:style style:name="co2" style:family="table-column">
      <style:table-column-properties fo:break-before="auto" style:column-width="39.8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5.98mm"/>
    </style:style>
    <style:style style:name="co5" style:family="table-column">
      <style:table-column-properties fo:break-before="auto" style:column-width="7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style:font-name="DejaVu Sans" style:font-name-asian="DejaVu Sans1" style:font-name-complex="DejaVu Sans1"/>
    </style:style>
    <style:style style:name="ce7" style:family="table-cell" style:parent-style-name="Default"/>
    <style:style style:name="ce8" style:family="table-cell" style:parent-style-name="Default" style:data-style-name="N41"/>
    <style:style style:name="ce9" style:family="table-cell" style:parent-style-name="Default" style:data-style-name="N4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3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6" table:default-cell-style-name="Default"/>
        <table:table-row table:style-name="ro1">
          <table:table-cell office:value-type="string" calcext:value-type="string">
            <text:p>Correct: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 calcext:value-type="string">
            <text:p>Scrambler Init</text:p>
          </table:table-cell>
          <table:table-cell table:style-name="ce4" office:value-type="string" calcext:value-type="string">
            <text:p>Guess 1</text:p>
          </table:table-cell>
          <table:table-cell table:style-name="ce4" office:value-type="string" calcext:value-type="string">
            <text:p>Guess 2</text:p>
          </table:table-cell>
          <table:table-cell table:style-name="ce5" table:number-columns-repeated="2"/>
          <table:table-cell table:style-name="ce5" office:value-type="string" calcext:value-type="string">
            <text:p>Statistiken</text:p>
          </table:table-cell>
          <table:table-cell table:style-name="ce5"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6" table:formula="of:=MAX(([.B4]=[.B$1])+([.C4]=[.C$1]); ([.B4]=[.C$1])+([.C4]=[.B$1]))" office:value-type="float" office:value="2" calcext:value-type="float">
            <text:p>2</text:p>
          </table:table-cell>
          <table:table-cell/>
          <table:table-cell office:value-type="string" calcext:value-type="string">
            <text:p>Keins richtig:</text:p>
          </table:table-cell>
          <table:table-cell table:formula="of:=COUNTIFS([.D$4:.D$132]; &quot;=0&quot;)" office:value-type="float" office:value="40" calcext:value-type="float">
            <text:p>40</text:p>
          </table:table-cell>
          <table:table-cell/>
          <table:table-cell table:style-name="ce8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7" table:formula="of:=MAX(([.B5]=[.B$1])+([.C5]=[.C$1]); ([.B5]=[.C$1])+([.C5]=[.B$1]))" office:value-type="float" office:value="1" calcext:value-type="float">
            <text:p>1</text:p>
          </table:table-cell>
          <table:table-cell/>
          <table:table-cell office:value-type="string" calcext:value-type="string">
            <text:p>1 richtig:</text:p>
          </table:table-cell>
          <table:table-cell table:formula="of:=COUNTIFS([.D$4:.D$132]; &quot;=1&quot;)" office:value-type="float" office:value="66" calcext:value-type="float">
            <text:p>66</text:p>
          </table:table-cell>
          <table:table-cell/>
          <table:table-cell table:style-name="ce8"/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3</text:p>
          </table:table-cell>
          <table:table-cell table:style-name="ce7" table:formula="of:=MAX(([.B6]=[.B$1])+([.C6]=[.C$1]); ([.B6]=[.C$1])+([.C6]=[.B$1]))" office:value-type="float" office:value="2" calcext:value-type="float">
            <text:p>2</text:p>
          </table:table-cell>
          <table:table-cell/>
          <table:table-cell office:value-type="string" calcext:value-type="string">
            <text:p>2 richtig:</text:p>
          </table:table-cell>
          <table:table-cell table:formula="of:=COUNTIFS([.D$4:.D$132]; &quot;=2&quot;)" office:value-type="float" office:value="21" calcext:value-type="float">
            <text:p>21</text:p>
          </table:table-cell>
          <table:table-cell/>
          <table:table-cell table:style-name="ce8"/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EFEFEFEFEF44</text:p>
          </table:table-cell>
          <table:table-cell table:style-name="ce7" table:formula="of:=MAX(([.B7]=[.B$1])+([.C7]=[.C$1]); ([.B7]=[.C$1])+([.C7]=[.B$1]))" office:value-type="float" office:value="1" calcext:value-type="float">
            <text:p>1</text:p>
          </table:table-cell>
          <table:table-cell table:number-columns-repeated="4"/>
          <table:table-cell table:style-name="ce8"/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2</text:p>
          </table:table-cell>
          <table:table-cell table:style-name="ce7" table:formula="of:=MAX(([.B8]=[.B$1])+([.C8]=[.C$1]); ([.B8]=[.C$1])+([.C8]=[.B$1]))" office:value-type="float" office:value="1" calcext:value-type="float">
            <text:p>1</text:p>
          </table:table-cell>
          <table:table-cell table:number-columns-repeated="4"/>
          <table:table-cell table:style-name="ce8"/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ABABABABAB43</text:p>
          </table:table-cell>
          <table:table-cell table:style-name="ce7" table:formula="of:=MAX(([.B9]=[.B$1])+([.C9]=[.C$1]); ([.B9]=[.C$1])+([.C9]=[.B$1]))" office:value-type="float" office:value="1" calcext:value-type="float">
            <text:p>1</text:p>
          </table:table-cell>
          <table:table-cell table:number-columns-repeated="4"/>
          <table:table-cell table:style-name="ce8"/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2</text:p>
          </table:table-cell>
          <table:table-cell table:style-name="ce7" table:formula="of:=MAX(([.B10]=[.B$1])+([.C10]=[.C$1]); ([.B10]=[.C$1])+([.C10]=[.B$1]))" office:value-type="float" office:value="1" calcext:value-type="float">
            <text:p>1</text:p>
          </table:table-cell>
          <table:table-cell table:number-columns-repeated="4"/>
          <table:table-cell table:style-name="ce8"/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DCDCDCDCD43</text:p>
          </table:table-cell>
          <table:table-cell office:value-type="string" calcext:value-type="string">
            <text:p>ABABABABAB42</text:p>
          </table:table-cell>
          <table:table-cell table:style-name="ce7" table:formula="of:=MAX(([.B11]=[.B$1])+([.C11]=[.C$1]); ([.B11]=[.C$1])+([.C11]=[.B$1]))" office:value-type="float" office:value="0" calcext:value-type="float">
            <text:p>0</text:p>
          </table:table-cell>
          <table:table-cell table:number-columns-repeated="4"/>
          <table:table-cell table:style-name="ce8"/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DCDCDCDCD43</text:p>
          </table:table-cell>
          <table:table-cell office:value-type="string" calcext:value-type="string">
            <text:p>000000000000</text:p>
          </table:table-cell>
          <table:table-cell table:style-name="ce7" table:formula="of:=MAX(([.B12]=[.B$1])+([.C12]=[.C$1]); ([.B12]=[.C$1])+([.C12]=[.B$1]))" office:value-type="float" office:value="0" calcext:value-type="float">
            <text:p>0</text:p>
          </table:table-cell>
          <table:table-cell table:number-columns-repeated="4"/>
          <table:table-cell table:style-name="ce8"/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7" table:formula="of:=MAX(([.B13]=[.B$1])+([.C13]=[.C$1]); ([.B13]=[.C$1])+([.C13]=[.B$1]))" office:value-type="float" office:value="1" calcext:value-type="float">
            <text:p>1</text:p>
          </table:table-cell>
          <table:table-cell table:number-columns-repeated="4"/>
          <table:table-cell table:style-name="ce8"/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DCDCDCDCD43</text:p>
          </table:table-cell>
          <table:table-cell office:value-type="string" calcext:value-type="string">
            <text:p>ABABABABAB42</text:p>
          </table:table-cell>
          <table:table-cell table:style-name="ce7" table:formula="of:=MAX(([.B14]=[.B$1])+([.C14]=[.C$1]); ([.B14]=[.C$1])+([.C14]=[.B$1]))" office:value-type="float" office:value="0" calcext:value-type="float">
            <text:p>0</text:p>
          </table:table-cell>
          <table:table-cell table:number-columns-repeated="4"/>
          <table:table-cell table:style-name="ce8"/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7" table:formula="of:=MAX(([.B15]=[.B$1])+([.C15]=[.C$1]); ([.B15]=[.C$1])+([.C15]=[.B$1]))" office:value-type="float" office:value="2" calcext:value-type="float">
            <text:p>2</text:p>
          </table:table-cell>
          <table:table-cell table:number-columns-repeated="4"/>
          <table:table-cell table:style-name="ce8"/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CDCDCDCDCD43</text:p>
          </table:table-cell>
          <table:table-cell table:style-name="ce7" table:formula="of:=MAX(([.B16]=[.B$1])+([.C16]=[.C$1]); ([.B16]=[.C$1])+([.C16]=[.B$1]))" office:value-type="float" office:value="0" calcext:value-type="float">
            <text:p>0</text:p>
          </table:table-cell>
          <table:table-cell table:number-columns-repeated="4"/>
          <table:table-cell table:style-name="ce8"/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ABABABABAB43</text:p>
          </table:table-cell>
          <table:table-cell table:style-name="ce7" table:formula="of:=MAX(([.B17]=[.B$1])+([.C17]=[.C$1]); ([.B17]=[.C$1])+([.C17]=[.B$1]))" office:value-type="float" office:value="1" calcext:value-type="float">
            <text:p>1</text:p>
          </table:table-cell>
          <table:table-cell table:number-columns-repeated="4"/>
          <table:table-cell table:style-name="ce8"/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7" table:formula="of:=MAX(([.B18]=[.B$1])+([.C18]=[.C$1]); ([.B18]=[.C$1])+([.C18]=[.B$1]))" office:value-type="float" office:value="1" calcext:value-type="float">
            <text:p>1</text:p>
          </table:table-cell>
          <table:table-cell table:number-columns-repeated="4"/>
          <table:table-cell table:style-name="ce8"/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7" table:formula="of:=MAX(([.B19]=[.B$1])+([.C19]=[.C$1]); ([.B19]=[.C$1])+([.C19]=[.B$1]))" office:value-type="float" office:value="1" calcext:value-type="float">
            <text:p>1</text:p>
          </table:table-cell>
          <table:table-cell table:number-columns-repeated="4"/>
          <table:table-cell table:style-name="ce8"/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EFEFEFEFEF44</text:p>
          </table:table-cell>
          <table:table-cell table:style-name="ce7" table:formula="of:=MAX(([.B20]=[.B$1])+([.C20]=[.C$1]); ([.B20]=[.C$1])+([.C20]=[.B$1]))" office:value-type="float" office:value="1" calcext:value-type="float">
            <text:p>1</text:p>
          </table:table-cell>
          <table:table-cell table:number-columns-repeated="4"/>
          <table:table-cell table:style-name="ce8"/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7" table:formula="of:=MAX(([.B21]=[.B$1])+([.C21]=[.C$1]); ([.B21]=[.C$1])+([.C21]=[.B$1]))" office:value-type="float" office:value="1" calcext:value-type="float">
            <text:p>1</text:p>
          </table:table-cell>
          <table:table-cell table:number-columns-repeated="4"/>
          <table:table-cell table:style-name="ce8"/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7" table:formula="of:=MAX(([.B22]=[.B$1])+([.C22]=[.C$1]); ([.B22]=[.C$1])+([.C22]=[.B$1]))" office:value-type="float" office:value="1" calcext:value-type="float">
            <text:p>1</text:p>
          </table:table-cell>
          <table:table-cell table:number-columns-repeated="4"/>
          <table:table-cell table:style-name="ce8"/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3</text:p>
          </table:table-cell>
          <table:table-cell table:style-name="ce7" table:formula="of:=MAX(([.B23]=[.B$1])+([.C23]=[.C$1]); ([.B23]=[.C$1])+([.C23]=[.B$1]))" office:value-type="float" office:value="2" calcext:value-type="float">
            <text:p>2</text:p>
          </table:table-cell>
          <table:table-cell table:number-columns-repeated="4"/>
          <table:table-cell table:style-name="ce8"/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7" table:formula="of:=MAX(([.B24]=[.B$1])+([.C24]=[.C$1]); ([.B24]=[.C$1])+([.C24]=[.B$1]))" office:value-type="float" office:value="1" calcext:value-type="float">
            <text:p>1</text:p>
          </table:table-cell>
          <table:table-cell table:number-columns-repeated="4"/>
          <table:table-cell table:style-name="ce8"/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DCDCDCDCD43</text:p>
          </table:table-cell>
          <table:table-cell office:value-type="string" calcext:value-type="string">
            <text:p>000000000000</text:p>
          </table:table-cell>
          <table:table-cell table:style-name="ce7" table:formula="of:=MAX(([.B25]=[.B$1])+([.C25]=[.C$1]); ([.B25]=[.C$1])+([.C25]=[.B$1]))" office:value-type="float" office:value="0" calcext:value-type="float">
            <text:p>0</text:p>
          </table:table-cell>
          <table:table-cell table:number-columns-repeated="4"/>
          <table:table-cell table:style-name="ce8"/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EFEFEFEFEF44</text:p>
          </table:table-cell>
          <table:table-cell table:style-name="ce7" table:formula="of:=MAX(([.B26]=[.B$1])+([.C26]=[.C$1]); ([.B26]=[.C$1])+([.C26]=[.B$1]))" office:value-type="float" office:value="1" calcext:value-type="float">
            <text:p>1</text:p>
          </table:table-cell>
          <table:table-cell table:number-columns-repeated="4"/>
          <table:table-cell table:style-name="ce8"/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7" table:formula="of:=MAX(([.B27]=[.B$1])+([.C27]=[.C$1]); ([.B27]=[.C$1])+([.C27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7" table:formula="of:=MAX(([.B28]=[.B$1])+([.C28]=[.C$1]); ([.B28]=[.C$1])+([.C28]=[.B$1]))" office:value-type="float" office:value="2" calcext:value-type="float">
            <text:p>2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7" table:formula="of:=MAX(([.B29]=[.B$1])+([.C29]=[.C$1]); ([.B29]=[.C$1])+([.C29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7" table:formula="of:=MAX(([.B30]=[.B$1])+([.C30]=[.C$1]); ([.B30]=[.C$1])+([.C30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7" table:formula="of:=MAX(([.B31]=[.B$1])+([.C31]=[.C$1]); ([.B31]=[.C$1])+([.C31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7" table:formula="of:=MAX(([.B32]=[.B$1])+([.C32]=[.C$1]); ([.B32]=[.C$1])+([.C32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EFEFEFEFEF44</text:p>
          </table:table-cell>
          <table:table-cell table:style-name="ce7" table:formula="of:=MAX(([.B33]=[.B$1])+([.C33]=[.C$1]); ([.B33]=[.C$1])+([.C33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DCDCDCDCD43</text:p>
          </table:table-cell>
          <table:table-cell office:value-type="string" calcext:value-type="string">
            <text:p>000000000000</text:p>
          </table:table-cell>
          <table:table-cell table:style-name="ce7" table:formula="of:=MAX(([.B34]=[.B$1])+([.C34]=[.C$1]); ([.B34]=[.C$1])+([.C34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DCDCDCDCD43</text:p>
          </table:table-cell>
          <table:table-cell office:value-type="string" calcext:value-type="string">
            <text:p>000000000000</text:p>
          </table:table-cell>
          <table:table-cell table:style-name="ce7" table:formula="of:=MAX(([.B35]=[.B$1])+([.C35]=[.C$1]); ([.B35]=[.C$1])+([.C35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7" table:formula="of:=MAX(([.B36]=[.B$1])+([.C36]=[.C$1]); ([.B36]=[.C$1])+([.C36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CDCDCDCDCD43</text:p>
          </table:table-cell>
          <table:table-cell table:style-name="ce7" table:formula="of:=MAX(([.B37]=[.B$1])+([.C37]=[.C$1]); ([.B37]=[.C$1])+([.C37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7" table:formula="of:=MAX(([.B38]=[.B$1])+([.C38]=[.C$1]); ([.B38]=[.C$1])+([.C38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7" table:formula="of:=MAX(([.B39]=[.B$1])+([.C39]=[.C$1]); ([.B39]=[.C$1])+([.C39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7" table:formula="of:=MAX(([.B40]=[.B$1])+([.C40]=[.C$1]); ([.B40]=[.C$1])+([.C40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CDCDCDCDCD43</text:p>
          </table:table-cell>
          <table:table-cell table:style-name="ce7" table:formula="of:=MAX(([.B41]=[.B$1])+([.C41]=[.C$1]); ([.B41]=[.C$1])+([.C41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7" table:formula="of:=MAX(([.B42]=[.B$1])+([.C42]=[.C$1]); ([.B42]=[.C$1])+([.C42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7" table:formula="of:=MAX(([.B43]=[.B$1])+([.C43]=[.C$1]); ([.B43]=[.C$1])+([.C43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3</text:p>
          </table:table-cell>
          <table:table-cell table:style-name="ce7" table:formula="of:=MAX(([.B44]=[.B$1])+([.C44]=[.C$1]); ([.B44]=[.C$1])+([.C44]=[.B$1]))" office:value-type="float" office:value="2" calcext:value-type="float">
            <text:p>2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ABABABABAB43</text:p>
          </table:table-cell>
          <table:table-cell table:style-name="ce7" table:formula="of:=MAX(([.B45]=[.B$1])+([.C45]=[.C$1]); ([.B45]=[.C$1])+([.C45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7" table:formula="of:=MAX(([.B46]=[.B$1])+([.C46]=[.C$1]); ([.B46]=[.C$1])+([.C46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EFEFEFEFEF44</text:p>
          </table:table-cell>
          <table:table-cell table:style-name="ce7" table:formula="of:=MAX(([.B47]=[.B$1])+([.C47]=[.C$1]); ([.B47]=[.C$1])+([.C47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ABABABABAB42</text:p>
          </table:table-cell>
          <table:table-cell table:style-name="ce7" table:formula="of:=MAX(([.B48]=[.B$1])+([.C48]=[.C$1]); ([.B48]=[.C$1])+([.C48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7" table:formula="of:=MAX(([.B49]=[.B$1])+([.C49]=[.C$1]); ([.B49]=[.C$1])+([.C49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EFEFEFEFEF44</text:p>
          </table:table-cell>
          <table:table-cell table:style-name="ce7" table:formula="of:=MAX(([.B50]=[.B$1])+([.C50]=[.C$1]); ([.B50]=[.C$1])+([.C50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3</text:p>
          </table:table-cell>
          <table:table-cell table:style-name="ce7" table:formula="of:=MAX(([.B51]=[.B$1])+([.C51]=[.C$1]); ([.B51]=[.C$1])+([.C51]=[.B$1]))" office:value-type="float" office:value="2" calcext:value-type="float">
            <text:p>2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DCDCDCDCD43</text:p>
          </table:table-cell>
          <table:table-cell office:value-type="string" calcext:value-type="string">
            <text:p>000000000000</text:p>
          </table:table-cell>
          <table:table-cell table:style-name="ce7" table:formula="of:=MAX(([.B52]=[.B$1])+([.C52]=[.C$1]); ([.B52]=[.C$1])+([.C52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CDCDCDCDCD43</text:p>
          </table:table-cell>
          <table:table-cell table:style-name="ce7" table:formula="of:=MAX(([.B53]=[.B$1])+([.C53]=[.C$1]); ([.B53]=[.C$1])+([.C53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7" table:formula="of:=MAX(([.B54]=[.B$1])+([.C54]=[.C$1]); ([.B54]=[.C$1])+([.C54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CDCDCDCDCD43</text:p>
          </table:table-cell>
          <table:table-cell table:style-name="ce7" table:formula="of:=MAX(([.B55]=[.B$1])+([.C55]=[.C$1]); ([.B55]=[.C$1])+([.C55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7" table:formula="of:=MAX(([.B56]=[.B$1])+([.C56]=[.C$1]); ([.B56]=[.C$1])+([.C56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DCDCDCDCD43</text:p>
          </table:table-cell>
          <table:table-cell office:value-type="string" calcext:value-type="string">
            <text:p>ABABABABAB43</text:p>
          </table:table-cell>
          <table:table-cell table:style-name="ce7" table:formula="of:=MAX(([.B57]=[.B$1])+([.C57]=[.C$1]); ([.B57]=[.C$1])+([.C57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ABABABABAB42</text:p>
          </table:table-cell>
          <table:table-cell table:style-name="ce7" table:formula="of:=MAX(([.B58]=[.B$1])+([.C58]=[.C$1]); ([.B58]=[.C$1])+([.C58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ABABABABAB43</text:p>
          </table:table-cell>
          <table:table-cell table:style-name="ce7" table:formula="of:=MAX(([.B59]=[.B$1])+([.C59]=[.C$1]); ([.B59]=[.C$1])+([.C59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ABABABABAB42</text:p>
          </table:table-cell>
          <table:table-cell table:style-name="ce7" table:formula="of:=MAX(([.B60]=[.B$1])+([.C60]=[.C$1]); ([.B60]=[.C$1])+([.C60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CDCDCDCDCD43</text:p>
          </table:table-cell>
          <table:table-cell table:style-name="ce7" table:formula="of:=MAX(([.B61]=[.B$1])+([.C61]=[.C$1]); ([.B61]=[.C$1])+([.C61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2</text:p>
          </table:table-cell>
          <table:table-cell table:style-name="ce7" table:formula="of:=MAX(([.B62]=[.B$1])+([.C62]=[.C$1]); ([.B62]=[.C$1])+([.C62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7" table:formula="of:=MAX(([.B63]=[.B$1])+([.C63]=[.C$1]); ([.B63]=[.C$1])+([.C63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2</text:p>
          </table:table-cell>
          <table:table-cell table:style-name="ce7" table:formula="of:=MAX(([.B64]=[.B$1])+([.C64]=[.C$1]); ([.B64]=[.C$1])+([.C64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7" table:formula="of:=MAX(([.B65]=[.B$1])+([.C65]=[.C$1]); ([.B65]=[.C$1])+([.C65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7" table:formula="of:=MAX(([.B66]=[.B$1])+([.C66]=[.C$1]); ([.B66]=[.C$1])+([.C66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7" table:formula="of:=MAX(([.B67]=[.B$1])+([.C67]=[.C$1]); ([.B67]=[.C$1])+([.C67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3</text:p>
          </table:table-cell>
          <table:table-cell table:style-name="ce7" table:formula="of:=MAX(([.B68]=[.B$1])+([.C68]=[.C$1]); ([.B68]=[.C$1])+([.C68]=[.B$1]))" office:value-type="float" office:value="2" calcext:value-type="float">
            <text:p>2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CDCDCDCDCD43</text:p>
          </table:table-cell>
          <table:table-cell table:style-name="ce7" table:formula="of:=MAX(([.B69]=[.B$1])+([.C69]=[.C$1]); ([.B69]=[.C$1])+([.C69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CDCDCDCDCD43</text:p>
          </table:table-cell>
          <table:table-cell table:style-name="ce7" table:formula="of:=MAX(([.B70]=[.B$1])+([.C70]=[.C$1]); ([.B70]=[.C$1])+([.C70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ABABABABAB42</text:p>
          </table:table-cell>
          <table:table-cell table:style-name="ce7" table:formula="of:=MAX(([.B71]=[.B$1])+([.C71]=[.C$1]); ([.B71]=[.C$1])+([.C71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3</text:p>
          </table:table-cell>
          <table:table-cell table:style-name="ce7" table:formula="of:=MAX(([.B72]=[.B$1])+([.C72]=[.C$1]); ([.B72]=[.C$1])+([.C72]=[.B$1]))" office:value-type="float" office:value="2" calcext:value-type="float">
            <text:p>2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7" table:formula="of:=MAX(([.B73]=[.B$1])+([.C73]=[.C$1]); ([.B73]=[.C$1])+([.C73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EFEFEFEFEF44</text:p>
          </table:table-cell>
          <table:table-cell table:style-name="ce7" table:formula="of:=MAX(([.B74]=[.B$1])+([.C74]=[.C$1]); ([.B74]=[.C$1])+([.C74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DCDCDCDCD43</text:p>
          </table:table-cell>
          <table:table-cell office:value-type="string" calcext:value-type="string">
            <text:p>ABABABABAB42</text:p>
          </table:table-cell>
          <table:table-cell table:style-name="ce7" table:formula="of:=MAX(([.B75]=[.B$1])+([.C75]=[.C$1]); ([.B75]=[.C$1])+([.C75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CDCDCDCDCD43</text:p>
          </table:table-cell>
          <table:table-cell table:style-name="ce7" table:formula="of:=MAX(([.B76]=[.B$1])+([.C76]=[.C$1]); ([.B76]=[.C$1])+([.C76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DCDCDCDCD43</text:p>
          </table:table-cell>
          <table:table-cell office:value-type="string" calcext:value-type="string">
            <text:p>000000000000</text:p>
          </table:table-cell>
          <table:table-cell table:style-name="ce7" table:formula="of:=MAX(([.B77]=[.B$1])+([.C77]=[.C$1]); ([.B77]=[.C$1])+([.C77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CDCDCDCDCD43</text:p>
          </table:table-cell>
          <table:table-cell table:style-name="ce7" table:formula="of:=MAX(([.B78]=[.B$1])+([.C78]=[.C$1]); ([.B78]=[.C$1])+([.C78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3</text:p>
          </table:table-cell>
          <table:table-cell table:style-name="ce7" table:formula="of:=MAX(([.B79]=[.B$1])+([.C79]=[.C$1]); ([.B79]=[.C$1])+([.C79]=[.B$1]))" office:value-type="float" office:value="2" calcext:value-type="float">
            <text:p>2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DCDCDCDCD43</text:p>
          </table:table-cell>
          <table:table-cell office:value-type="string" calcext:value-type="string">
            <text:p>000000000000</text:p>
          </table:table-cell>
          <table:table-cell table:style-name="ce7" table:formula="of:=MAX(([.B80]=[.B$1])+([.C80]=[.C$1]); ([.B80]=[.C$1])+([.C80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7" table:formula="of:=MAX(([.B81]=[.B$1])+([.C81]=[.C$1]); ([.B81]=[.C$1])+([.C81]=[.B$1]))" office:value-type="float" office:value="2" calcext:value-type="float">
            <text:p>2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DCDCDCDCD43</text:p>
          </table:table-cell>
          <table:table-cell office:value-type="string" calcext:value-type="string">
            <text:p>ABABABABAB42</text:p>
          </table:table-cell>
          <table:table-cell table:style-name="ce7" table:formula="of:=MAX(([.B82]=[.B$1])+([.C82]=[.C$1]); ([.B82]=[.C$1])+([.C82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CDCDCDCDCD43</text:p>
          </table:table-cell>
          <table:table-cell table:style-name="ce7" table:formula="of:=MAX(([.B83]=[.B$1])+([.C83]=[.C$1]); ([.B83]=[.C$1])+([.C83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CDCDCDCDCD43</text:p>
          </table:table-cell>
          <table:table-cell table:style-name="ce7" table:formula="of:=MAX(([.B84]=[.B$1])+([.C84]=[.C$1]); ([.B84]=[.C$1])+([.C84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ABABABABAB42</text:p>
          </table:table-cell>
          <table:table-cell table:style-name="ce7" table:formula="of:=MAX(([.B85]=[.B$1])+([.C85]=[.C$1]); ([.B85]=[.C$1])+([.C85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000000000000</text:p>
          </table:table-cell>
          <table:table-cell table:style-name="ce7" table:formula="of:=MAX(([.B86]=[.B$1])+([.C86]=[.C$1]); ([.B86]=[.C$1])+([.C86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7" table:formula="of:=MAX(([.B87]=[.B$1])+([.C87]=[.C$1]); ([.B87]=[.C$1])+([.C87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7" table:formula="of:=MAX(([.B88]=[.B$1])+([.C88]=[.C$1]); ([.B88]=[.C$1])+([.C88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CDCDCDCDCD43</text:p>
          </table:table-cell>
          <table:table-cell table:style-name="ce7" table:formula="of:=MAX(([.B89]=[.B$1])+([.C89]=[.C$1]); ([.B89]=[.C$1])+([.C89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3</text:p>
          </table:table-cell>
          <table:table-cell table:style-name="ce7" table:formula="of:=MAX(([.B90]=[.B$1])+([.C90]=[.C$1]); ([.B90]=[.C$1])+([.C90]=[.B$1]))" office:value-type="float" office:value="2" calcext:value-type="float">
            <text:p>2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DCDCDCDCD43</text:p>
          </table:table-cell>
          <table:table-cell office:value-type="string" calcext:value-type="string">
            <text:p>000000000000</text:p>
          </table:table-cell>
          <table:table-cell table:style-name="ce7" table:formula="of:=MAX(([.B91]=[.B$1])+([.C91]=[.C$1]); ([.B91]=[.C$1])+([.C91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3</text:p>
          </table:table-cell>
          <table:table-cell table:style-name="ce7" table:formula="of:=MAX(([.B92]=[.B$1])+([.C92]=[.C$1]); ([.B92]=[.C$1])+([.C92]=[.B$1]))" office:value-type="float" office:value="2" calcext:value-type="float">
            <text:p>2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2</text:p>
          </table:table-cell>
          <table:table-cell table:style-name="ce7" table:formula="of:=MAX(([.B93]=[.B$1])+([.C93]=[.C$1]); ([.B93]=[.C$1])+([.C93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CDCDCDCDCD43</text:p>
          </table:table-cell>
          <table:table-cell table:style-name="ce7" table:formula="of:=MAX(([.B94]=[.B$1])+([.C94]=[.C$1]); ([.B94]=[.C$1])+([.C94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000000000000</text:p>
          </table:table-cell>
          <table:table-cell table:style-name="ce7" table:formula="of:=MAX(([.B95]=[.B$1])+([.C95]=[.C$1]); ([.B95]=[.C$1])+([.C95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DCDCDCDCD43</text:p>
          </table:table-cell>
          <table:table-cell office:value-type="string" calcext:value-type="string">
            <text:p>ABABABABAB42</text:p>
          </table:table-cell>
          <table:table-cell table:style-name="ce7" table:formula="of:=MAX(([.B96]=[.B$1])+([.C96]=[.C$1]); ([.B96]=[.C$1])+([.C96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DCDCDCDCD43</text:p>
          </table:table-cell>
          <table:table-cell office:value-type="string" calcext:value-type="string">
            <text:p>000000000000</text:p>
          </table:table-cell>
          <table:table-cell table:style-name="ce7" table:formula="of:=MAX(([.B97]=[.B$1])+([.C97]=[.C$1]); ([.B97]=[.C$1])+([.C97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EFEFEFEFEF44</text:p>
          </table:table-cell>
          <table:table-cell table:style-name="ce7" table:formula="of:=MAX(([.B98]=[.B$1])+([.C98]=[.C$1]); ([.B98]=[.C$1])+([.C98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7" table:formula="of:=MAX(([.B99]=[.B$1])+([.C99]=[.C$1]); ([.B99]=[.C$1])+([.C99]=[.B$1]))" office:value-type="float" office:value="2" calcext:value-type="float">
            <text:p>2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7" table:formula="of:=MAX(([.B100]=[.B$1])+([.C100]=[.C$1]); ([.B100]=[.C$1])+([.C100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DCDCDCDCD43</text:p>
          </table:table-cell>
          <table:table-cell office:value-type="string" calcext:value-type="string">
            <text:p>000000000000</text:p>
          </table:table-cell>
          <table:table-cell table:style-name="ce7" table:formula="of:=MAX(([.B101]=[.B$1])+([.C101]=[.C$1]); ([.B101]=[.C$1])+([.C101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7" table:formula="of:=MAX(([.B102]=[.B$1])+([.C102]=[.C$1]); ([.B102]=[.C$1])+([.C102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7" table:formula="of:=MAX(([.B103]=[.B$1])+([.C103]=[.C$1]); ([.B103]=[.C$1])+([.C103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7" table:formula="of:=MAX(([.B104]=[.B$1])+([.C104]=[.C$1]); ([.B104]=[.C$1])+([.C104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7" table:formula="of:=MAX(([.B105]=[.B$1])+([.C105]=[.C$1]); ([.B105]=[.C$1])+([.C105]=[.B$1]))" office:value-type="float" office:value="2" calcext:value-type="float">
            <text:p>2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7" table:formula="of:=MAX(([.B106]=[.B$1])+([.C106]=[.C$1]); ([.B106]=[.C$1])+([.C106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CDCDCDCDCD43</text:p>
          </table:table-cell>
          <table:table-cell table:style-name="ce7" table:formula="of:=MAX(([.B107]=[.B$1])+([.C107]=[.C$1]); ([.B107]=[.C$1])+([.C107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DCDCDCDCD43</text:p>
          </table:table-cell>
          <table:table-cell office:value-type="string" calcext:value-type="string">
            <text:p>ABABABABAB42</text:p>
          </table:table-cell>
          <table:table-cell table:style-name="ce7" table:formula="of:=MAX(([.B108]=[.B$1])+([.C108]=[.C$1]); ([.B108]=[.C$1])+([.C108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3</text:p>
          </table:table-cell>
          <table:table-cell table:style-name="ce7" table:formula="of:=MAX(([.B109]=[.B$1])+([.C109]=[.C$1]); ([.B109]=[.C$1])+([.C109]=[.B$1]))" office:value-type="float" office:value="2" calcext:value-type="float">
            <text:p>2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ABABABABAB43</text:p>
          </table:table-cell>
          <table:table-cell table:style-name="ce7" table:formula="of:=MAX(([.B110]=[.B$1])+([.C110]=[.C$1]); ([.B110]=[.C$1])+([.C110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3</text:p>
          </table:table-cell>
          <table:table-cell table:style-name="ce7" table:formula="of:=MAX(([.B111]=[.B$1])+([.C111]=[.C$1]); ([.B111]=[.C$1])+([.C111]=[.B$1]))" office:value-type="float" office:value="2" calcext:value-type="float">
            <text:p>2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EFEFEFEFEF44</text:p>
          </table:table-cell>
          <table:table-cell table:style-name="ce7" table:formula="of:=MAX(([.B112]=[.B$1])+([.C112]=[.C$1]); ([.B112]=[.C$1])+([.C112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2</text:p>
          </table:table-cell>
          <table:table-cell table:style-name="ce7" table:formula="of:=MAX(([.B113]=[.B$1])+([.C113]=[.C$1]); ([.B113]=[.C$1])+([.C113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DCDCDCDCD43</text:p>
          </table:table-cell>
          <table:table-cell office:value-type="string" calcext:value-type="string">
            <text:p>000000000000</text:p>
          </table:table-cell>
          <table:table-cell table:style-name="ce7" table:formula="of:=MAX(([.B114]=[.B$1])+([.C114]=[.C$1]); ([.B114]=[.C$1])+([.C114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7" table:formula="of:=MAX(([.B115]=[.B$1])+([.C115]=[.C$1]); ([.B115]=[.C$1])+([.C115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3</text:p>
          </table:table-cell>
          <table:table-cell table:style-name="ce7" table:formula="of:=MAX(([.B116]=[.B$1])+([.C116]=[.C$1]); ([.B116]=[.C$1])+([.C116]=[.B$1]))" office:value-type="float" office:value="2" calcext:value-type="float">
            <text:p>2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DCDCDCDCD43</text:p>
          </table:table-cell>
          <table:table-cell office:value-type="string" calcext:value-type="string">
            <text:p>ABABABABAB43</text:p>
          </table:table-cell>
          <table:table-cell table:style-name="ce7" table:formula="of:=MAX(([.B117]=[.B$1])+([.C117]=[.C$1]); ([.B117]=[.C$1])+([.C117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3</text:p>
          </table:table-cell>
          <table:table-cell table:style-name="ce7" table:formula="of:=MAX(([.B118]=[.B$1])+([.C118]=[.C$1]); ([.B118]=[.C$1])+([.C118]=[.B$1]))" office:value-type="float" office:value="2" calcext:value-type="float">
            <text:p>2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DCDCDCDCD43</text:p>
          </table:table-cell>
          <table:table-cell office:value-type="string" calcext:value-type="string">
            <text:p>ABABABABAB42</text:p>
          </table:table-cell>
          <table:table-cell table:style-name="ce7" table:formula="of:=MAX(([.B119]=[.B$1])+([.C119]=[.C$1]); ([.B119]=[.C$1])+([.C119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3</text:p>
          </table:table-cell>
          <table:table-cell table:style-name="ce7" table:formula="of:=MAX(([.B120]=[.B$1])+([.C120]=[.C$1]); ([.B120]=[.C$1])+([.C120]=[.B$1]))" office:value-type="float" office:value="2" calcext:value-type="float">
            <text:p>2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7" table:formula="of:=MAX(([.B121]=[.B$1])+([.C121]=[.C$1]); ([.B121]=[.C$1])+([.C121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DCDCDCDCD43</text:p>
          </table:table-cell>
          <table:table-cell office:value-type="string" calcext:value-type="string">
            <text:p>000000000000</text:p>
          </table:table-cell>
          <table:table-cell table:style-name="ce7" table:formula="of:=MAX(([.B122]=[.B$1])+([.C122]=[.C$1]); ([.B122]=[.C$1])+([.C122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7" table:formula="of:=MAX(([.B123]=[.B$1])+([.C123]=[.C$1]); ([.B123]=[.C$1])+([.C123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DCDCDCDCD43</text:p>
          </table:table-cell>
          <table:table-cell office:value-type="string" calcext:value-type="string">
            <text:p>ABABABABAB42</text:p>
          </table:table-cell>
          <table:table-cell table:style-name="ce7" table:formula="of:=MAX(([.B124]=[.B$1])+([.C124]=[.C$1]); ([.B124]=[.C$1])+([.C124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7" table:formula="of:=MAX(([.B125]=[.B$1])+([.C125]=[.C$1]); ([.B125]=[.C$1])+([.C125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DCDCDCDCD43</text:p>
          </table:table-cell>
          <table:table-cell office:value-type="string" calcext:value-type="string">
            <text:p>ABABABABAB42</text:p>
          </table:table-cell>
          <table:table-cell table:style-name="ce7" table:formula="of:=MAX(([.B126]=[.B$1])+([.C126]=[.C$1]); ([.B126]=[.C$1])+([.C126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CDCDCDCDCD43</text:p>
          </table:table-cell>
          <table:table-cell table:style-name="ce7" table:formula="of:=MAX(([.B127]=[.B$1])+([.C127]=[.C$1]); ([.B127]=[.C$1])+([.C127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CDCDCDCDCD43</text:p>
          </table:table-cell>
          <table:table-cell table:style-name="ce7" table:formula="of:=MAX(([.B128]=[.B$1])+([.C128]=[.C$1]); ([.B128]=[.C$1])+([.C128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3</text:p>
          </table:table-cell>
          <table:table-cell table:style-name="ce7" table:formula="of:=MAX(([.B129]=[.B$1])+([.C129]=[.C$1]); ([.B129]=[.C$1])+([.C129]=[.B$1]))" office:value-type="float" office:value="2" calcext:value-type="float">
            <text:p>2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7" table:formula="of:=MAX(([.B130]=[.B$1])+([.C130]=[.C$1]); ([.B130]=[.C$1])+([.C130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 table:number-rows-repeated="2">
          <table:table-cell table:number-columns-repeated="3"/>
          <table:table-cell table:style-name="ce7"/>
          <table:table-cell table:number-columns-repeated="1019"/>
        </table:table-row>
        <table:table-row table:style-name="ro1" table:number-rows-repeated="1048443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Sheet1.D4:Sheet1.D1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.00.0000</text:date>, <text:time style:data-style-name="N2" text:time-value="23:50:37.2056388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22:12:21.138441380</meta:creation-date>
    <dc:date>2017-05-15T23:50:44.093412087</dc:date>
    <meta:editing-duration>PT3M27S</meta:editing-duration>
    <meta:editing-cycles>4</meta:editing-cycles>
    <meta:generator>LibreOffice/5.3.3.2$Linux_X86_64 LibreOffice_project/30m0$Build-2</meta:generator>
    <meta:document-statistic meta:table-count="1" meta:cell-count="521" meta:object-count="0"/>
  </office:meta>
</office:document-meta>
</file>